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list-style-name="L1">
      <style:paragraph-properties fo:text-align="start" style:justify-single-word="false"/>
      <style:text-properties fo:font-style="italic" style:text-underline-style="none" fo:font-weight="bold"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ize="15pt" fo:font-style="italic" fo:font-weight="bold" style:font-size-asian="15pt" style:font-style-asian="italic" style:font-weight-asian="bold" style:font-size-complex="15pt" style:font-style-complex="italic"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PRESENTATION NOTES</text:p>
      <text:p text:style-name="P1"/>
      <text:p text:style-name="P1"/>
      <text:p text:style-name="P2"><text:s/></text:p>
      <text:p text:style-name="P2"/>
      <text:p text:style-name="P2"/>
      <text:p text:style-name="P2"/>
      <text:p text:style-name="P2"/>
      <text:p text:style-name="P2"/>
      <text:p text:style-name="P2"/>
      <text:p text:style-name="P2"/>
      <text:p text:style-name="P2"/>
      <text:p text:style-name="P2"/>
      <text:p text:style-name="P2"/>
      <text:p text:style-name="P2">DIVISION</text:p>
      <text:p text:style-name="P2"/>
      <text:list xml:id="list5187983754149976783" text:style-name="L1">
        <text:list-item>
          <text:p text:style-name="P5"><text:span text:style-name="T1">Amit\ Bahnisa</text:span> - <text:s/>Will thank all for being here and say hello to the teacher and all in attendance. Will introduce the members of the project and the project itself . Talk about the inspirations behind the project and why the project is needed in our society . Talk about what the project is.</text:p>
        </text:list-item>
        <text:list-item>
          <text:p text:style-name="P5"><text:span text:style-name="T1">Debasmita </text:span>– She will talk about all the previous projects done on the subject and why we decided to do a new one . Talk about some flaws the previous projects may have and what problems they may cause and that we have tried our best to improve upon them.</text:p>
        </text:list-item>
        <text:list-item>
          <text:p text:style-name="P5"><text:span text:style-name="T1">Susmit</text:span> – I will talk on the different features our projects will have that we feel will go long way in fixing some the issues. Will introduce all the features in the app and explain how and what they will be able to do and talk about some of the <text:s/>features that we want to add <text:s/>in the future.</text:p>
        </text:list-item>
        <text:list-item>
          <text:p text:style-name="P3">Swapnil- <text:span text:style-name="T2">Will give a conclusion to the presentation. Will talk about what effect we hope the project will have in the world. Will give a brief summary of the project and its particulars and thank all in attendance and the teacher and end the presentation.</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text:s/><text:span text:style-name="T3">My Notes:-</text:span></text:p>
      <text:p text:style-name="P4"><text:span text:style-name="T3"/></text:p>
      <text:p text:style-name="P4"><text:span text:style-name="T3"><text:s/></text:span></text:p>
      <text:p text:style-name="P4"><text:span text:style-name="T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8T15:00:03.93</meta:creation-date>
    <dc:date>2022-05-08T17:37:40.17</dc:date>
    <meta:editing-duration>PT2H7M3S</meta:editing-duration>
    <meta:editing-cycles>6</meta:editing-cycles>
    <meta:generator>OpenOffice/4.1.10$Win32 OpenOffice.org_project/4110m2$Build-9807</meta:generator>
    <meta:document-statistic meta:table-count="0" meta:image-count="0" meta:object-count="0" meta:page-count="2" meta:paragraph-count="9" meta:word-count="217" meta:character-count="1138"/>
  </office:meta>
</office:document-meta>
</file>